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55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2.764cm"/>
    </style:style>
    <style:style style:name="Table1.D" style:family="table-column">
      <style:table-column-properties style:column-width="3.233cm"/>
    </style:style>
    <style:style style:name="Table1.E" style:family="table-column">
      <style:table-column-properties style:column-width="2.789cm"/>
    </style:style>
    <style:style style:name="Table1.F" style:family="table-column">
      <style:table-column-properties style:column-width="2.25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133b" officeooo:paragraph-rsid="001ff126"/>
    </style:style>
    <style:style style:name="P2" style:family="paragraph" style:parent-style-name="Standard">
      <style:text-properties officeooo:rsid="001d133b" officeooo:paragraph-rsid="00211c53"/>
    </style:style>
    <style:style style:name="P3" style:family="paragraph" style:parent-style-name="Standard">
      <style:paragraph-properties>
        <style:tab-stops>
          <style:tab-stop style:position="5.636cm"/>
        </style:tab-stops>
      </style:paragraph-properties>
      <style:text-properties officeooo:rsid="001d133b" officeooo:paragraph-rsid="001d133b"/>
    </style:style>
    <style:style style:name="P4" style:family="paragraph" style:parent-style-name="Standard">
      <style:paragraph-properties>
        <style:tab-stops>
          <style:tab-stop style:position="5.636cm"/>
        </style:tab-stops>
      </style:paragraph-properties>
      <style:text-properties fo:font-size="15pt" officeooo:rsid="001d133b" officeooo:paragraph-rsid="001d133b" style:font-size-asian="15pt" style:font-size-complex="15pt"/>
    </style:style>
    <style:style style:name="P5" style:family="paragraph" style:parent-style-name="Standard">
      <style:paragraph-properties>
        <style:tab-stops>
          <style:tab-stop style:position="5.636cm"/>
        </style:tab-stops>
      </style:paragraph-properties>
      <style:text-properties fo:font-size="15pt" officeooo:rsid="001d133b" officeooo:paragraph-rsid="001d8d4e" style:font-size-asian="15pt" style:font-size-complex="15pt"/>
    </style:style>
    <style:style style:name="P6" style:family="paragraph" style:parent-style-name="Standard">
      <style:paragraph-properties>
        <style:tab-stops>
          <style:tab-stop style:position="5.636cm"/>
        </style:tab-stops>
      </style:paragraph-properties>
      <style:text-properties fo:font-size="15pt" officeooo:rsid="001d133b" officeooo:paragraph-rsid="001ff126" style:font-size-asian="15pt" style:font-size-complex="15pt"/>
    </style:style>
    <style:style style:name="P7" style:family="paragraph" style:parent-style-name="Standard">
      <style:paragraph-properties>
        <style:tab-stops>
          <style:tab-stop style:position="5.636cm"/>
        </style:tab-stops>
      </style:paragraph-properties>
      <style:text-properties fo:font-size="15pt" officeooo:rsid="00230ca8" officeooo:paragraph-rsid="00230ca8" style:font-size-asian="15pt" style:font-size-complex="15pt"/>
    </style:style>
    <style:style style:name="P8" style:family="paragraph" style:parent-style-name="Standard">
      <style:paragraph-properties>
        <style:tab-stops>
          <style:tab-stop style:position="5.636cm"/>
        </style:tab-stops>
      </style:paragraph-properties>
      <style:text-properties fo:font-size="15pt" officeooo:rsid="00211c53" officeooo:paragraph-rsid="00211c53" style:font-size-asian="15pt" style:font-size-complex="15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d8d4e"/>
    </style:style>
    <style:style style:name="T2" style:family="text">
      <style:text-properties officeooo:rsid="001ff126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thod for Simulation</text:p>
      <text:p text:style-name="P3"><text:span text:style-name="T3">Neuron Model used was the L5_DBC_cAC which can be downloaded from the Blue Brain Project website (</text:span><text:a xlink:type="simple" xlink:href="https://bbp.epfl.ch/nmc-portal/downloads" text:style-name="Internet_20_link" text:visited-style-name="Visited_20_Internet_20_Link"><text:span text:style-name="T3">https://bbp.epfl.ch/nmc-portal/downloads</text:span></text:a><text:span text:style-name="T3">).</text:span></text:p>
      <text:p text:style-name="P5"><text:span text:style-name="T1">A combination of </text:span>Presynaptic m-types <text:span text:style-name="T1">were applied from different layers. For example in the excel sheet provided, PC_PC_LBC_IPC would correspond to L23_PC, L4_PC, L5_LBC and L6_IPC m-types where L corresponds to Layer.</text:span></text:p>
      <text:p text:style-name="P6"><text:span text:style-name="T2">The number at the end of the sheet name corresponds to the step current applied.</text:span></text:p>
      <text:p text:style-name="P6"><text:span text:style-name="T2">The simulation was run for 3000 ms. The results are provided with this email.</text:span></text:p>
      <text:p text:style-name="P6"/>
      <text:p text:style-name="P6"><text:span text:style-name="T2">Results from RapidMiner</text:span></text:p>
      <text:p text:style-name="P7">Accuracy: 83.35% +/- 3.71% </text:p>
      <text:p text:style-name="P8">A Confusion Matrix is provided below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Contents">true PC_PC_LBC_IPC</text:p>
          </table:table-cell>
          <table:table-cell table:style-name="Table1.A1" office:value-type="string">
            <text:p text:style-name="Table_20_Contents">true MC_SP_STPC_BP</text:p>
          </table:table-cell>
          <table:table-cell table:style-name="Table1.A1" office:value-type="string">
            <text:p text:style-name="Table_20_Contents">true PC_NBC_UTPC_UTPC</text:p>
          </table:table-cell>
          <table:table-cell table:style-name="Table1.A1" office:value-type="string">
            <text:p text:style-name="Table_20_Contents">true PC_PC_STPC_IPC</text:p>
          </table:table-cell>
          <table:table-cell table:style-name="Table1.A1" office:value-type="string">
            <text:p text:style-name="Table_20_Contents">class precision</text:p>
          </table:table-cell>
        </table:table-row>
        <table:table-row>
          <table:table-cell table:style-name="Table1.A1" office:value-type="string">
            <text:p text:style-name="Table_20_Contents">pred. PC_PC_LBC_IPC</text:p>
          </table:table-cell>
          <table:table-cell table:style-name="Table1.A1" office:value-type="string">
            <text:p text:style-name="Table_20_Contents">127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78.88%</text:p>
          </table:table-cell>
        </table:table-row>
        <table:table-row>
          <table:table-cell table:style-name="Table1.A1" office:value-type="string">
            <text:p text:style-name="Table_20_Contents">pred. MC_SP_STPC_BP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237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00.00%</text:p>
          </table:table-cell>
        </table:table-row>
        <table:table-row>
          <table:table-cell table:style-name="Table1.A1" office:value-type="string">
            <text:p text:style-name="Table_20_Contents">pred. PC_NBC_UTPC_UTPC</text:p>
          </table:table-cell>
          <table:table-cell table:style-name="Table1.A1" office:value-type="string">
            <text:p text:style-name="Table_20_Contents">8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58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75.88%</text:p>
          </table:table-cell>
        </table:table-row>
        <table:table-row>
          <table:table-cell table:style-name="Table1.A1" office:value-type="string">
            <text:p text:style-name="Table_20_Contents">pred. PC_PC_STPC_IPC</text:p>
          </table:table-cell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29</text:p>
          </table:table-cell>
          <table:table-cell table:style-name="Table1.A1" office:value-type="string">
            <text:p text:style-name="Table_20_Contents">80.92%</text:p>
          </table:table-cell>
        </table:table-row>
        <table:table-row>
          <table:table-cell table:style-name="Table1.A1" office:value-type="string">
            <text:p text:style-name="Table_20_Contents">class recall</text:p>
          </table:table-cell>
          <table:table-cell table:style-name="Table1.A1" office:value-type="string">
            <text:p text:style-name="Table_20_Contents">48.66%</text:p>
          </table:table-cell>
          <table:table-cell table:style-name="Table1.A1" office:value-type="string">
            <text:p text:style-name="Table_20_Contents">99.58%</text:p>
          </table:table-cell>
          <table:table-cell table:style-name="Table1.A1" office:value-type="string">
            <text:p text:style-name="Table_20_Contents">98.85%</text:p>
          </table:table-cell>
          <table:table-cell table:style-name="Table1.A1" office:value-type="string">
            <text:p text:style-name="Table_20_Contents">87.74%</text:p>
          </table:table-cell>
          <table:table-cell table:style-name="Table1.A1" office:value-type="string"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7:51:49.576924747</meta:creation-date>
    <dc:date>2017-12-31T18:29:21.719305932</dc:date>
    <meta:editing-duration>PT16M4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138" meta:character-count="882" meta:non-whitespace-character-count="785"/>
  </office:meta>
</office:document-meta>
</file>